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" svg:font-family="Georgia" style:font-adornments="Bold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sume" style:family="table">
      <style:table-properties style:width="6.925in" table:align="margins" style:shadow="none"/>
    </style:style>
    <style:style style:name="Resume.A" style:family="table-column">
      <style:table-column-properties style:column-width="6.925in" style:rel-column-width="65535*"/>
    </style:style>
    <style:style style:name="Resume.A1" style:family="table-cell">
      <style:table-cell-properties fo:padding="0.0201in" fo:border-left="none" fo:border-right="none" fo:border-top="2pt solid #000000" fo:border-bottom="none"/>
    </style:style>
    <style:style style:name="Resume.A2" style:family="table-cell">
      <style:table-cell-properties fo:padding="0.0201in" fo:border="none"/>
    </style:style>
    <style:style style:name="P1" style:family="paragraph" style:parent-style-name="Standard">
      <style:text-properties officeooo:rsid="000f0c20" officeooo:paragraph-rsid="000f0c20"/>
    </style:style>
    <style:style style:name="P2" style:family="paragraph" style:parent-style-name="Heading">
      <style:text-properties officeooo:rsid="0015336e" officeooo:paragraph-rsid="0015336e"/>
    </style:style>
    <style:style style:name="P3" style:family="paragraph" style:parent-style-name="Text_20_body" style:list-style-name="L1">
      <style:text-properties officeooo:rsid="001f0a31" officeooo:paragraph-rsid="001f0a31"/>
    </style:style>
    <style:style style:name="P4" style:family="paragraph" style:parent-style-name="Text_20_body">
      <style:text-properties officeooo:paragraph-rsid="002f3ca4"/>
    </style:style>
    <style:style style:name="P5" style:family="paragraph" style:parent-style-name="Text_20_body" style:list-style-name="L2">
      <style:text-properties officeooo:paragraph-rsid="002f3ca4"/>
    </style:style>
    <style:style style:name="P6" style:family="paragraph" style:parent-style-name="Text_20_body" style:list-style-name="L3">
      <style:text-properties officeooo:paragraph-rsid="0030de67"/>
    </style:style>
    <style:style style:name="P7" style:family="paragraph" style:parent-style-name="Text_20_body" style:list-style-name="L3">
      <style:text-properties officeooo:paragraph-rsid="00311657"/>
    </style:style>
    <style:style style:name="P8" style:family="paragraph" style:parent-style-name="Text_20_body" style:list-style-name="L4">
      <style:text-properties officeooo:paragraph-rsid="0031f721"/>
    </style:style>
    <style:style style:name="P9" style:family="paragraph" style:parent-style-name="Text_20_body" style:list-style-name="L5">
      <style:text-properties officeooo:paragraph-rsid="0032bccc"/>
    </style:style>
    <style:style style:name="P10" style:family="paragraph" style:parent-style-name="Text_20_body" style:list-style-name="L6">
      <style:text-properties officeooo:paragraph-rsid="0019a8fb"/>
    </style:style>
    <style:style style:name="P11" style:family="paragraph" style:parent-style-name="Text_20_body" style:list-style-name="L7">
      <style:text-properties officeooo:paragraph-rsid="00334f5a"/>
    </style:style>
    <style:style style:name="P12" style:family="paragraph" style:parent-style-name="Text_20_body" style:list-style-name="L8">
      <style:text-properties officeooo:paragraph-rsid="00334f5a"/>
    </style:style>
    <style:style style:name="P13" style:family="paragraph" style:parent-style-name="Text_20_body" style:list-style-name="L9">
      <style:text-properties officeooo:paragraph-rsid="0033a695"/>
    </style:style>
    <style:style style:name="P14" style:family="paragraph" style:parent-style-name="Text_20_body" style:list-style-name="L10">
      <style:text-properties officeooo:paragraph-rsid="002299af"/>
    </style:style>
    <style:style style:name="P15" style:family="paragraph" style:parent-style-name="Subtitle">
      <style:text-properties officeooo:rsid="0015336e" officeooo:paragraph-rsid="0015336e"/>
    </style:style>
    <style:style style:name="P16" style:family="paragraph" style:parent-style-name="Subtitle">
      <style:paragraph-properties fo:margin-top="0in" fo:margin-bottom="0in" loext:contextual-spacing="false" style:writing-mode="page"/>
      <style:text-properties fo:font-variant="small-caps" officeooo:paragraph-rsid="003934a9"/>
    </style:style>
    <style:style style:name="T1" style:family="text">
      <style:text-properties officeooo:rsid="0019808f"/>
    </style:style>
    <style:style style:name="T2" style:family="text">
      <style:text-properties officeooo:rsid="0019a8fb"/>
    </style:style>
    <style:style style:name="T3" style:family="text">
      <style:text-properties officeooo:rsid="001b5c1d"/>
    </style:style>
    <style:style style:name="T4" style:family="text">
      <style:text-properties officeooo:rsid="0021dc7a"/>
    </style:style>
    <style:style style:name="T5" style:family="text">
      <style:text-properties officeooo:rsid="002299af"/>
    </style:style>
    <style:style style:name="T6" style:family="text">
      <style:text-properties officeooo:rsid="002f3ca4"/>
    </style:style>
    <style:style style:name="T7" style:family="text">
      <style:text-properties officeooo:rsid="0030de67"/>
    </style:style>
    <style:style style:name="T8" style:family="text">
      <style:text-properties officeooo:rsid="00311657"/>
    </style:style>
    <style:style style:name="T9" style:family="text">
      <style:text-properties officeooo:rsid="0031f721"/>
    </style:style>
    <style:style style:name="T10" style:family="text">
      <style:text-properties officeooo:rsid="0032bccc"/>
    </style:style>
    <style:style style:name="T11" style:family="text">
      <style:text-properties officeooo:rsid="00334f5a"/>
    </style:style>
    <style:style style:name="T12" style:family="text">
      <style:text-properties officeooo:rsid="0033a695"/>
    </style:style>
    <style:style style:name="T13" style:family="text">
      <style:text-properties officeooo:rsid="0034dd97"/>
    </style:style>
    <style:style style:name="T14" style:family="text">
      <style:text-properties officeooo:rsid="003934a9"/>
    </style:style>
    <style:style style:name="T15" style:family="text">
      <style:text-properties officeooo:rsid="003bec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sume" table:style-name="Resume">
        <table:table-column table:style-name="Resume.A"/>
        <table:table-row>
          <table:table-cell table:style-name="Resume.A1" office:value-type="string">
            <text:p text:style-name="Title">Peter Naudus</text:p>
          </table:table-cell>
        </table:table-row>
        <table:table-row>
          <table:table-cell table:style-name="Resume.A2" office:value-type="string">
            <text:p text:style-name="P16">20653 Clover Hill Rd, Remington, VA 22734 <text:span text:style-name="T14">| 917-689-8451 | uselinux@gmail.com</text:span></text:p>
          </table:table-cell>
        </table:table-row>
        <table:table-row>
          <table:table-cell table:style-name="Resume.A2" office:value-type="string">
            <text:p text:style-name="Heading">Professional Summary</text:p>
          </table:table-cell>
        </table:table-row>
        <table:table-row>
          <table:table-cell table:style-name="Resume.A2" office:value-type="string">
            <text:p text:style-name="Text_20_body">I have almost two decades of professional experience as an enthusiastic, creative, and tenacious programmer. I have both the technical skills coupled with the passion to solve problems and implement robust, performant software. I am constantly striving, not only to improve myself, but to help those around me to do the same. I am currently a technical lead specializing in “big data” at Oracle.</text:p>
          </table:table-cell>
        </table:table-row>
        <table:table-row>
          <table:table-cell table:style-name="Resume.A2" office:value-type="string">
            <text:p text:style-name="P2">Work History</text:p>
          </table:table-cell>
        </table:table-row>
        <table:table-row>
          <table:table-cell table:style-name="Resume.A2" office:value-type="string">
            <text:p text:style-name="P15">Technical Lead at Oracle | February 2013 – Present</text:p>
          </table:table-cell>
        </table:table-row>
        <table:table-row>
          <table:table-cell table:style-name="Resume.A2" office:value-type="string">
            <text:p text:style-name="P4">In addition to maintaining all responsibilities prior to the acquisition,</text:p>
            <text:list xml:id="list3399518368" text:style-name="L2">
              <text:list-item>
                <text:p text:style-name="P5"><text:span text:style-name="T6">C</text:span>reated technical designs and assisted in the porting of the python-based system to Java</text:p>
              </text:list-item>
              <text:list-item>
                <text:p text:style-name="P5">Eventually became the technical lead, where I implemented agile methodologies, coordinated tasks between multiple groups, and acted as an architect of many of the core systems</text:p>
              </text:list-item>
              <text:list-item>
                <text:p text:style-name="P5"><text:span text:style-name="T6">M</text:span>aintained this leadership position as we rearchitected the system as a fleet of microservices running on top of Kubernetes and Docker</text:p>
              </text:list-item>
              <text:list-item>
                <text:p text:style-name="P5"><text:span text:style-name="T6">A</text:span>lso created and maintained the scripts which compiled, packaged, and versioned our releases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Software Engineer at DataRaker | May 2011 – February 2013</text:p>
          </table:table-cell>
        </table:table-row>
        <table:table-row>
          <table:table-cell table:style-name="Resume.A2" office:value-type="string">
            <text:list xml:id="list1391134204" text:style-name="L3">
              <text:list-item>
                <text:p text:style-name="P7"><text:span text:style-name="T7">Became the lead developer principally responsible for all code that comprised the back-end systems</text:span></text:p>
              </text:list-item>
              <text:list-item>
                <text:p text:style-name="P6"><text:span text:style-name="T7">A key contributor to every portion of the development stack including: encoding/decoding of the HTable rows/keys, data loading API, the distributed map/reduce framework, aggregation engines, DAL (data access layer), multiple in-memory and disk-based caching schemes, data filtering, metric computation, a graph-based calculation engine, javascript-based data visualizations, designed the HTML/CSS UI template</text:span></text:p>
              </text:list-item>
              <text:list-item>
                <text:p text:style-name="P7"><text:span text:style-name="T8">Acted as a DevOps engineer, developing an automated system to provision, install, and configure our Hadoop/HBase clusters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Software Developer at ProQual-I.T. | March 2010 – May 2011</text:p>
          </table:table-cell>
        </table:table-row>
        <table:table-row>
          <table:table-cell table:style-name="Resume.A2" office:value-type="string">
            <text:list xml:id="list1141757742" text:style-name="L4">
              <text:list-item>
                <text:p text:style-name="P8"><text:span text:style-name="T9">Worked on a fingerprinting system for the DOD (Department of Defense), primarily working on a graph-based state machine that created, monitored and managed distributed tasks</text:span></text:p>
              </text:list-item>
              <text:list-item>
                <text:p text:style-name="P8"><text:span text:style-name="T9">Contributed to other consulting projects, including a healthcare patient management system</text:span></text:p>
              </text:list-item>
              <text:list-item>
                <text:p text:style-name="P8"><text:span text:style-name="T9">Also redesigned the company website from scratch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Proprietor at LinuxLefty Solutions <text:span text:style-name="T1">| January 2008 – March 2010</text:span></text:p>
          </table:table-cell>
        </table:table-row>
        <table:table-row>
          <table:table-cell table:style-name="Resume.A2" office:value-type="string">
            <text:list xml:id="list3222284497" text:style-name="L5">
              <text:list-item>
                <text:p text:style-name="P9"><text:span text:style-name="T10">Founded LinuxLefty solutions which provided clients all around the world with a wide range of creative and affordable solutions</text:span></text:p>
              </text:list-item>
              <text:list-item>
                <text:p text:style-name="P9"><text:span text:style-name="T10">Projects included: webmaster, web designer, SEO engineer, and architectural visualization</text:span></text:p>
              </text:list-item>
            </text:list>
          </table:table-cell>
        </table:table-row>
        <text:soft-page-break/>
        <table:table-row>
          <table:table-cell table:style-name="Resume.A2" office:value-type="string">
            <text:p text:style-name="Subtitle">Intern at Defense Information Systems Agency | March 2005 – December 2007</text:p>
          </table:table-cell>
        </table:table-row>
        <table:table-row>
          <table:table-cell table:style-name="Resume.A2" office:value-type="string">
            <text:list xml:id="list886579496" text:style-name="L6">
              <text:list-item>
                <text:p text:style-name="P10"><text:span text:style-name="T2">I wrote software to collect data statistics and generate utilization and performance statistics. I received training on OPNET network simulation and diagnostic tools, and installed, configured, and verified security on development servers.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Software Engineer at Vinci Systems | January 2003 – November 2004</text:p>
          </table:table-cell>
        </table:table-row>
        <table:table-row>
          <table:table-cell table:style-name="Resume.A2" office:value-type="string">
            <text:list xml:id="list372449138" text:style-name="L7">
              <text:list-item>
                <text:p text:style-name="P11"><text:span text:style-name="T11">Was given sole responsibility to automate the manufacturing, functional, and stress testing of a PON (Passive Optical Network) and ONT (Optical Network Terminator) product line</text:span></text:p>
              </text:list-item>
              <text:list-item>
                <text:p text:style-name="P11"><text:span text:style-name="T11">Achieved automation using TCL, TK, Expect, and PHP resulting in over 15,000 lines of combined code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Junior Test<text:span text:style-name="T15">er</text:span> at Advanced Switching Communications | April 2000 – December 2001</text:p>
          </table:table-cell>
        </table:table-row>
        <table:table-row>
          <table:table-cell table:style-name="Resume.A2" office:value-type="string">
            <text:list xml:id="list3447156664" text:style-name="L8">
              <text:list-item>
                <text:p text:style-name="P12"><text:span text:style-name="T11">Created automation scripts that helped reduce the total testing time by 10%, while bolstering the number and thoroughness of tests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Heading">Education</text:p>
          </table:table-cell>
        </table:table-row>
        <table:table-row>
          <table:table-cell table:style-name="Resume.A2" office:value-type="string">
            <text:p text:style-name="Subtitle">Bachelor of Science (BS), Computer Science</text:p>
          </table:table-cell>
        </table:table-row>
        <table:table-row>
          <table:table-cell table:style-name="Resume.A2" office:value-type="string">
            <text:list xml:id="list1084335820" text:style-name="L1">
              <text:list-item>
                <text:p text:style-name="P3">George Mason University</text:p>
              </text:list-item>
              <text:list-item>
                <text:p text:style-name="P3">Minor in Math</text:p>
              </text:list-item>
            </text:list>
          </table:table-cell>
        </table:table-row>
        <table:table-row>
          <table:table-cell table:style-name="Resume.A2" office:value-type="string">
            <text:p text:style-name="Heading">Volunteer Experience</text:p>
          </table:table-cell>
        </table:table-row>
        <table:table-row>
          <table:table-cell table:style-name="Resume.A2" office:value-type="string">
            <text:p text:style-name="Subtitle">Troubled Youth Counselor at IBLP | February 2002 – December 2002</text:p>
          </table:table-cell>
        </table:table-row>
        <table:table-row>
          <table:table-cell table:style-name="Resume.A2" office:value-type="string">
            <text:list xml:id="list2345500776" text:style-name="L9">
              <text:list-item>
                <text:p text:style-name="P13"><text:span text:style-name="T12">Worked with juvenile delinquents, guiding them towards a lasting change of behavior and attitude</text:span></text:p>
              </text:list-item>
              <text:list-item>
                <text:p text:style-name="P13"><text:span text:style-name="T12">Also taught TCL programming classes to students ages 11 to Adult</text:span></text:p>
              </text:list-item>
            </text:list>
          </table:table-cell>
        </table:table-row>
        <table:table-row>
          <table:table-cell table:style-name="Resume.A2" office:value-type="string">
            <text:p text:style-name="Subtitle">English Teacher at Peking University | Bejing, China | February 2008 – January 2010</text:p>
          </table:table-cell>
        </table:table-row>
        <table:table-row>
          <table:table-cell table:style-name="Resume.A2" office:value-type="string">
            <text:list xml:id="list3742106773" text:style-name="L10">
              <text:list-item>
                <text:p text:style-name="P14"><text:span text:style-name="T13">Training underprivileged Chinese English teachers on effective teaching methods. My class sizes varied widely from 20 to over sometimes over 200 students.</text:span></text:p>
              </text:list-item>
            </text:list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eorgia" svg:font-family="Georgia" style:font-adornments="Bold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in" loext:contextual-spacing="false" fo:padding="0.0201in" fo:border-left="none" fo:border-right="none" fo:border-top="0.06pt solid #000000" fo:border-bottom="none" style:shadow="none" fo:keep-with-next="always" style:writing-mode="page"/>
      <style:text-properties fo:font-variant="small-caps" style:font-name="Georgia1" fo:font-family="Georgia" style:font-style-name="Regular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 style:writing-mode="page"/>
      <style:text-properties style:font-name="Verdana" fo:font-family="Verdana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/>
      <style:paragraph-properties fo:margin-top="0in" fo:margin-bottom="0in" loext:contextual-spacing="false" fo:text-align="start" style:justify-single-word="false" style:page-number="auto" fo:background-color="transparent" style:shadow="none" style:writing-mode="page">
        <style:drop-cap/>
      </style:paragraph-properties>
      <style:text-properties fo:font-variant="small-caps" style:font-name="Georgia" fo:font-family="Georgia" style:font-style-name="Bold" style:font-family-generic="roman" style:font-pitch="variable" fo:font-size="1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loext:graphic-properties draw:fill="none"/>
      <style:paragraph-properties fo:margin-top="0.1in" fo:margin-bottom="0in" loext:contextual-spacing="false" fo:text-align="start" style:justify-single-word="false" fo:background-color="transparent" fo:padding="0.0201in" fo:border="none" style:shadow="none" style:writing-mode="page">
        <style:tab-stops/>
      </style:paragraph-properties>
      <style:text-properties fo:font-variant="normal" fo:text-transform="none" fo:color="#808080" style:font-name="Georgia1" fo:font-family="Georgia" style:font-style-name="Regular" style:font-family-generic="roman" style:font-pitch="variable" fo:font-size="12pt" fo:font-weight="normal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Naudus</meta:initial-creator>
    <meta:creation-date>2018-05-03T00:47:55.326035257</meta:creation-date>
    <dc:date>2018-05-03T02:08:34.318685366</dc:date>
    <dc:creator>Peter Naudus</dc:creator>
    <meta:editing-duration>PT1H20M16S</meta:editing-duration>
    <meta:editing-cycles>48</meta:editing-cycles>
    <meta:generator>LibreOffice/5.4.4.2$Linux_X86_64 LibreOffice_project/40m0$Build-2</meta:generator>
    <meta:document-statistic meta:table-count="1" meta:image-count="0" meta:object-count="0" meta:page-count="2" meta:paragraph-count="39" meta:word-count="585" meta:character-count="3908" meta:non-whitespace-character-count="3374"/>
  </office:meta>
</office:document-meta>
</file>